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1" fo:font-size="14pt" fo:font-weight="bold" officeooo:rsid="0001e8db" officeooo:paragraph-rsid="0011d49f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Arial1" officeooo:rsid="0011d49f" officeooo:paragraph-rsid="0011d49f"/>
    </style:style>
    <style:style style:name="P3" style:family="paragraph" style:parent-style-name="Standard">
      <style:text-properties style:font-name="Arial1" officeooo:rsid="0015250a" officeooo:paragraph-rsid="0015250a"/>
    </style:style>
    <style:style style:name="P4" style:family="paragraph" style:parent-style-name="Standard">
      <style:text-properties style:font-name="Arial1" fo:font-weight="bold" officeooo:rsid="0015250a" officeooo:paragraph-rsid="0015250a" style:font-weight-asian="bold" style:font-weight-complex="bold"/>
    </style:style>
    <style:style style:name="P5" style:family="paragraph" style:parent-style-name="Standard">
      <style:text-properties style:font-name="Arial1" fo:font-weight="bold" officeooo:rsid="0011d49f" officeooo:paragraph-rsid="0011d49f" style:font-weight-asian="bold" style:font-weight-complex="bold"/>
    </style:style>
    <style:style style:name="T1" style:family="text">
      <style:text-properties officeooo:rsid="0011d49f"/>
    </style:style>
    <style:style style:name="T2" style:family="text">
      <style:text-properties officeooo:rsid="000e3186"/>
    </style:style>
    <style:style style:name="T3" style:family="text">
      <style:text-properties officeooo:rsid="001369fa"/>
    </style:style>
    <style:style style:name="T4" style:family="text">
      <style:text-properties officeooo:rsid="001525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jinn <text:span text:style-name="T1">user guide</text:span> <text:span text:style-name="T2">4 Oct</text:span> 2020</text:p>
      <text:p text:style-name="P1"/>
      <text:p text:style-name="P3"/>
      <text:p text:style-name="P4">View and edit</text:p>
      <text:p text:style-name="P4"/>
      <text:p text:style-name="P3">For the moment, mjinn is set up so that, when the user clicks to view any object, such as a rent, an agent, a charge or a docfile, a further button (such as “edit rent”) click is needed to get into edit mode. <text:s text:c="2"/></text:p>
      <text:p text:style-name="P2"/>
      <text:p text:style-name="P4">Add new object</text:p>
      <text:p text:style-name="P5"/>
      <text:p text:style-name="P2">Agents, landlords and managers (for example) can be connected to more than one rent, so the agents page has an “add new agent” button. <text:s/><text:span text:style-name="T3">In the code,</text:span> the agent function is easy, with incoming id = 0 meaning it is a new agent.</text:p>
      <text:p text:style-name="P2"/>
      <text:p text:style-name="P2">Charges and docfiles (for example) can only be connected with one rent, so, for the time being, the charges page does not have an “add new charge” button and <text:span text:style-name="T3">you can only add a new charge from a rent page. <text:s/>In the code, </text:span>the rent id <text:span text:style-name="T3">is passed </text:span>to the charge function along <text:span text:style-name="T4">with </text:span>action = “new”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GB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GB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4T12:38:34.458000000</meta:creation-date>
    <dc:date>2020-10-04T13:28:19.633000000</dc:date>
    <meta:editing-duration>PT49M44S</meta:editing-duration>
    <meta:editing-cycles>3</meta:editing-cycles>
    <meta:generator>LibreOffice/6.2.7.1$Windows_X86_64 LibreOffice_project/23edc44b61b830b7d749943e020e96f5a7df63bf</meta:generator>
    <meta:document-statistic meta:table-count="0" meta:image-count="0" meta:object-count="0" meta:page-count="1" meta:paragraph-count="6" meta:word-count="155" meta:character-count="780" meta:non-whitespace-character-count="626"/>
  </office:meta>
</office:document-meta>
</file>